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75cm" fo:margin-right="0cm" fo:line-height="150%" fo:text-align="justify" style:justify-single-word="false" fo:text-indent="-0.75cm" style:auto-text-indent="false"/>
    </style:style>
    <style:style style:name="P2" style:family="paragraph" style:parent-style-name="Standard" style:list-style-name="WWNum1">
      <style:paragraph-properties fo:margin-left="0.75cm" fo:margin-right="0cm" fo:line-height="150%" fo:text-align="start" style:justify-single-word="false" fo:text-indent="-0.75cm" style:auto-text-indent="false"/>
    </style:style>
    <style:style style:name="P3" style:family="paragraph" style:parent-style-name="Standard" style:list-style-name="">
      <style:paragraph-properties fo:margin-left="0cm" fo:margin-right="0cm" fo:line-height="150%" fo:text-align="justify" style:justify-single-word="false" fo:text-indent="0cm" style:auto-text-indent="false"/>
    </style:style>
    <style:style style:name="P4" style:family="paragraph" style:parent-style-name="Standard" style:master-page-name="Standard">
      <style:paragraph-properties fo:line-height="150%" fo:text-align="center" style:justify-single-word="false" style:page-number="auto"/>
    </style:style>
    <style:style style:name="T1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2" style:family="text">
      <style:text-properties style:font-name="Times New Roman" fo:font-size="14pt" fo:language="ru" fo:country="RU" fo:font-weight="normal" style:font-size-asian="14pt" style:font-weight-asian="normal" style:font-name-complex="Times New Roman1" style:font-size-complex="14pt" style:font-weight-complex="normal"/>
    </style:style>
    <style:style style:name="T3" style:family="text">
      <style:text-properties style:font-name="Times New Roman" fo:font-size="14pt" fo:language="en" fo:country="US" fo:font-weight="normal" style:font-size-asian="14pt" style:font-weight-asian="normal" style:font-name-complex="Times New Roman1" style:font-size-complex="14pt" style:font-weight-complex="normal"/>
    </style:style>
    <style:style style:name="T4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Дорожная карта</text:span></text:p>
      <text:list xml:id="list4253730449" text:style-name="WWNum1">
        <text:list-item>
          <text:p text:style-name="P1"><text:span text:style-name="T1">Анализ ситуации</text:span><text:span text:style-name="T2">: углубление в предметную область, связь с экспертами, анализ различий </text:span><text:span text:style-name="T3">ERP-</text:span><text:span text:style-name="T2">подхода от </text:span><text:span text:style-name="T3">RSP</text:span></text:p>
        </text:list-item>
        <text:list-item>
          <text:p text:style-name="P1"><text:span text:style-name="T2">Постановка </text:span><text:span text:style-name="T1">проблемы</text:span></text:p>
        </text:list-item>
        <text:list-item>
          <text:p text:style-name="P1"><text:span text:style-name="T2">Определение </text:span><text:span text:style-name="T1">проектного замысла</text:span><text:span text:style-name="T4">: </text:span><text:span text:style-name="T1">функционал </text:span><text:bookmark text:name="_GoBack"/><text:span text:style-name="T4">HR</text:span></text:p>
        </text:list-item>
        <text:list-item>
          <text:p text:style-name="P2"><text:span text:style-name="T2">Написание </text:span><text:span text:style-name="T1">ТЗ</text:span><text:span text:style-name="T2">: архитектурного, функционального, нефункционального, пользовательского</text:span></text:p>
        </text:list-item>
        <text:list-item>
          <text:p text:style-name="P1"><text:span text:style-name="T2">Разработка прототипа </text:span><text:span text:style-name="T3">RSP-</text:span><text:span text:style-name="T2">системы на примере поиска и приема персонала: создание </text:span><text:span text:style-name="T3">ux, ui </text:span><text:span text:style-name="T1">дизайна</text:span><text:span text:style-name="T3">;</text:span><text:span text:style-name="T2"> написание </text:span><text:span text:style-name="T4">frontend</text:span><text:span text:style-name="T3">-</text:span><text:span text:style-name="T2">части (</text:span><text:span text:style-name="T3">gui), </text:span><text:span text:style-name="T4">backend</text:span><text:span text:style-name="T3">-</text:span><text:span text:style-name="T2">части (шлюз, </text:span><text:span text:style-name="T3">auth-</text:span><text:span text:style-name="T2">сервер)</text:span><text:span text:style-name="T3">, </text:span><text:span text:style-name="T4">SNS</text:span><text:span text:style-name="T3">, </text:span><text:span text:style-name="T1">сервисов</text:span><text:span text:style-name="T2">, структуры </text:span><text:span text:style-name="T1">БД</text:span></text:p>
        </text:list-item>
      </text:list>
      <text:p text:style-name="P3"><text:span text:style-name="T2">___________________________________________________________</text:span></text:p>
      <text:list xml:id="list170638455256050" text:continue-numbering="true" text:style-name="WWNum1">
        <text:list-item>
          <text:p text:style-name="P1"><text:span text:style-name="T1">Внедрение </text:span><text:span text:style-name="T4">RSP-</text:span><text:span text:style-name="T1">системы</text:span><text:span text:style-name="T2"> в подразделение </text:span><text:span text:style-name="T3">HR </text:span><text:span text:style-name="T2">компании</text:span></text:p>
        </text:list-item>
        <text:list-item>
          <text:p text:style-name="P1"><text:span text:style-name="T1">Тестирование </text:span><text:span text:style-name="T2">прототипа </text:span><text:span text:style-name="T3">RSP-</text:span><text:span text:style-name="T2">системы в компании</text:span></text:p>
        </text:list-item>
        <text:list-item>
          <text:p text:style-name="P2"><text:span text:style-name="T1">Доработка </text:span><text:span text:style-name="T2">прототипа </text:span><text:span text:style-name="T1">до рабочего ПО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宋体" style:font-size-asian="10pt" style:language-asian="zh" style:country-asian="CN" style:font-name-complex="F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0pt" fo:language="ru" fo:country="RU" style:letter-kerning="false" style:font-name-asian="宋体" style:font-size-asian="10pt" style:language-asian="zh" style:country-asian="CN" style:font-name-complex="F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fo:language="en" fo:country="US" style:font-name-asian="宋体" style:font-family-asian="宋体" style:font-family-generic-asian="system" style:font-pitch-asian="variable" style:language-asian="zh" style:country-asian="CN" style:font-name-complex="F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3T12:01:00</meta:creation-date>
    <meta:initial-creator>user6stud</meta:initial-creator>
    <dc:creator>user6stud</dc:creator>
    <dc:date>2022-07-23T13:26:51</dc:date>
    <meta:editing-cycles>1</meta:editing-cycles>
    <meta:editing-duration>PT1H25M</meta:editing-duration>
    <meta:generator>LibreOffice/7.0.4.2$Linux_X86_64 LibreOffice_project/00$Build-2</meta:generator>
    <meta:document-statistic meta:table-count="0" meta:image-count="0" meta:object-count="0" meta:page-count="1" meta:paragraph-count="10" meta:word-count="77" meta:character-count="658" meta:non-whitespace-character-count="599"/>
    <meta:user-defined meta:name="ICV">E5158B1DE6BB49829FB36D235CFA863D</meta:user-defined>
    <meta:user-defined meta:name="KSOProductBuildVer">1049-11.2.0.11191</meta:user-defined>
    <meta:template xlink:type="simple" xlink:actuate="onRequest" xlink:title="Normal.dotm" xlink:href=""/>
  </office:meta>
</office:document-meta>
</file>